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SF Mono" svg:font-family="'SF Mono'" style:font-pitch="fixed"/>
    <style:font-face style:name="San Francisco Display" svg:font-family="'San Francisco Display'" style:font-pitch="variable"/>
    <style:font-face style:name="San Francisco Text" svg:font-family="'San Francisc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San Francisco Display" officeooo:rsid="00087b3e" officeooo:paragraph-rsid="00087b3e"/>
    </style:style>
    <style:style style:name="P2" style:family="paragraph" style:parent-style-name="Text_20_body">
      <style:text-properties style:font-name="SF Mono"/>
    </style:style>
    <style:style style:name="P3" style:family="paragraph" style:parent-style-name="Text_20_body">
      <style:text-properties style:font-name="San Francisco Text" officeooo:rsid="0009a15b" officeooo:paragraph-rsid="0009a15b"/>
    </style:style>
    <style:style style:name="P4" style:family="paragraph" style:parent-style-name="Text_20_body">
      <style:text-properties officeooo:rsid="0008f3fa" officeooo:paragraph-rsid="0008f3fa"/>
    </style:style>
    <style:style style:name="P5" style:family="paragraph" style:parent-style-name="Title">
      <style:text-properties style:font-name="San Francisco Display" fo:font-size="28pt" fo:font-weight="bold" officeooo:rsid="00087b3e" officeooo:paragraph-rsid="00087b3e" style:font-name-asian="Noto Sans CJK SC" style:font-size-asian="28pt" style:font-weight-asian="bold" style:font-name-complex="FreeSans" style:font-size-complex="28pt" style:font-weight-complex="bold"/>
    </style:style>
    <style:style style:name="P6" style:family="paragraph" style:parent-style-name="Heading_20_1">
      <style:text-properties style:font-name="San Francisco Text"/>
    </style:style>
    <style:style style:name="T1" style:family="text">
      <style:text-properties style:font-name="San Francisco Text"/>
    </style:style>
    <style:style style:name="T2" style:family="text">
      <style:text-properties style:font-name="San Francisco Text" officeooo:rsid="0009a15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ign Document</text:p>
      <text:p text:style-name="P1">Optional Assignment 5 – Manavjeet Singh</text:p>
      <text:h text:style-name="P6" text:outline-level="1">The output of your program</text:h>
      <text:p text:style-name="P2">Do you want to cheat(Y/n): </text:p>
      <text:p text:style-name="P2">Car1 : 4</text:p>
      <text:p text:style-name="P2">Car2 : 7</text:p>
      <text:p text:style-name="P2">Do you want to cheat(Y/n): </text:p>
      <text:p text:style-name="P2">Car1 : 9</text:p>
      <text:p text:style-name="P2">Car2 : 14</text:p>
      <text:p text:style-name="P2">Do you want to cheat(Y/n): </text:p>
      <text:p text:style-name="P2">Car1 : 12</text:p>
      <text:p text:style-name="P2">Car2 : 19</text:p>
      <text:p text:style-name="P2">Do you want to cheat(Y/n): </text:p>
      <text:p text:style-name="P2">Car1 : 18</text:p>
      <text:p text:style-name="P2">Car2 : 21</text:p>
      <text:p text:style-name="P2">y</text:p>
      <text:p text:style-name="P2">Enter 1 to relocate car 1 and 2 to relocate car 2: 1</text:p>
      <text:p text:style-name="P2">Enter the new position: 80</text:p>
      <text:p text:style-name="P2">Do you want to cheat(Y/n): </text:p>
      <text:p text:style-name="P2">Car1 : 80</text:p>
      <text:p text:style-name="P2">Car2 : 22</text:p>
      <text:p text:style-name="P2">Do you want to cheat(Y/n): </text:p>
      <text:p text:style-name="P2">Car1 : 87</text:p>
      <text:p text:style-name="P2">Car2 : 24</text:p>
      <text:p text:style-name="P2">Do you want to cheat(Y/n): </text:p>
      <text:p text:style-name="P2">Car1 : 87</text:p>
      <text:p text:style-name="P2">Car2 : 33</text:p>
      <text:p text:style-name="P2"><text:soft-page-break/>y</text:p>
      <text:p text:style-name="P2">Enter 1 to relocate car 1 and 2 to relocate car 2: 2</text:p>
      <text:p text:style-name="P2">Enter the new position: 1</text:p>
      <text:p text:style-name="P2">Do you want to cheat(Y/n): </text:p>
      <text:p text:style-name="P2">Car1 : 93</text:p>
      <text:p text:style-name="P2">Car2 : 1</text:p>
      <text:p text:style-name="P2">Do you want to cheat(Y/n): </text:p>
      <text:p text:style-name="P2">Car1 : 99</text:p>
      <text:p text:style-name="P2">Car2 : 1</text:p>
      <text:p text:style-name="P2">Do you want to cheat(Y/n): </text:p>
      <text:p text:style-name="P2">Car1 : 105</text:p>
      <text:p text:style-name="P2">Car2 : 3</text:p>
      <text:p text:style-name="P2">WINNER is Car 1!</text:p>
      <text:h text:style-name="P6" text:outline-level="1">How many threads are you creating using pthread_create</text:h>
      <text:p text:style-name="P4"><text:span text:style-name="T1">Creating 4 more threads except </text:span><text:span text:style-name="T2">the</text:span><text:span text:style-name="T1"> main thread, </text:span><text:span text:style-name="T2">for, car1, car2, cheat_mode and report.</text:span></text:p>
      <text:h text:style-name="Heading_20_1" text:outline-level="1">How <text:s/>does <text:s/>cheat_mode <text:s/>ensure <text:s/>that <text:s/>the <text:s/>position <text:s/>of <text:s/>a car <text:s/>is <text:s/>modified <text:s/>only once corresponding to a given user-input?</text:h>
      <text:p text:style-name="P3">Cheat mode ensures this by using stacks. The cheat instruction is put into the stack of respective car after attaining the lock of the stack. When the car’s thread is run the car pops the instruction out of the thread and make the changes. This way change is made only once.</text:p>
      <text:h text:style-name="Heading_20_1" text:outline-level="1">Do you need to use locks for consistency? <text:s/>If yes, explain why they are needed</text:h>
      <text:p text:style-name="P3">Yes, locks are used in the assignment. The locks are used to maintain the consistency of the stacks of both the cars respectively. </text:p>
      <text:h text:style-name="Heading_20_1" text:outline-level="1"><text:soft-page-break/>How <text:s/>does <text:s/>report <text:s/>ensure <text:s/>that <text:s/>both <text:s/>car1 <text:s/>and <text:s/>car2 have <text:s/>spent <text:s/>the <text:s/>same amount of time before printing their status?</text:h>
      <text:p text:style-name="P3">This is ensured using the <text:span text:style-name="T3">Barrier data structure.</text:span><text:span text:style-name="T4"> Once car1 and car2 both have spent one cycle only then the status is printed.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SF Mono" svg:font-family="'SF Mono'" style:font-pitch="fixed"/>
    <style:font-face style:name="San Francisco Display" svg:font-family="'San Francisco Display'" style:font-pitch="variable"/>
    <style:font-face style:name="San Francisco Text" svg:font-family="'San Francisc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0T14:05:36.910904342</meta:creation-date>
    <dc:date>2020-04-10T14:40:25.008827334</dc:date>
    <meta:editing-duration>PT10M57S</meta:editing-duration>
    <meta:editing-cycles>3</meta:editing-cycles>
    <meta:generator>LibreOffice/6.3.5.2$Linux_X86_64 LibreOffice_project/30$Build-2</meta:generator>
    <meta:document-statistic meta:table-count="0" meta:image-count="0" meta:object-count="0" meta:page-count="3" meta:paragraph-count="48" meta:word-count="337" meta:character-count="1695" meta:non-whitespace-character-count="1370"/>
  </office:meta>
</office:document-meta>
</file>